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ra" svg:font-family="Lora, 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4cea60" officeooo:paragraph-rsid="004cea6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0e2558" officeooo:paragraph-rsid="000e255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0fba73" officeooo:paragraph-rsid="000fba7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7dbde" officeooo:paragraph-rsid="0017dbd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a979b" officeooo:paragraph-rsid="001f99a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a979b" officeooo:paragraph-rsid="0020c85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1a979b" officeooo:paragraph-rsid="0023abf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2a537b" officeooo:paragraph-rsid="003b63f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2a8ae3" officeooo:paragraph-rsid="002a8ae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rsid="002fa6b5" officeooo:paragraph-rsid="002fa6b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3418fd" officeooo:paragraph-rsid="0040757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3418fd" officeooo:paragraph-rsid="00420c6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3bcabe" officeooo:paragraph-rsid="003bcabe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3d13ab" officeooo:paragraph-rsid="003bcab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44567f" officeooo:paragraph-rsid="0044567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Arial" fo:font-size="12pt" officeooo:rsid="0020570e" officeooo:paragraph-rsid="0020c855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ora" fo:font-size="12.75pt" fo:letter-spacing="normal" fo:font-style="normal" fo:font-weight="normal" officeooo:rsid="001a979b" officeooo:paragraph-rsid="0023abf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a537b" officeooo:paragraph-rsid="002a537b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ac958" officeooo:paragraph-rsid="003b63f0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a8ae3" officeooo:paragraph-rsid="002a8ae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Arial" fo:font-size="12pt" fo:letter-spacing="normal" fo:font-style="normal" fo:font-weight="normal" officeooo:rsid="002d32c3" officeooo:paragraph-rsid="002a8ae3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Arial" fo:font-size="12pt" fo:letter-spacing="normal" fo:font-style="normal" fo:font-weight="normal" officeooo:rsid="003605fa" officeooo:paragraph-rsid="00420c6a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Arial" fo:font-size="12pt" fo:letter-spacing="normal" fo:font-style="normal" fo:font-weight="normal" officeooo:rsid="003d940b" officeooo:paragraph-rsid="00407579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Arial" fo:font-size="12pt" fo:letter-spacing="normal" fo:font-style="normal" fo:font-weight="normal" officeooo:rsid="003d13ab" officeooo:paragraph-rsid="003bcabe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Arial" fo:font-size="12pt" fo:letter-spacing="normal" fo:font-style="normal" fo:font-weight="normal" officeooo:rsid="003cb5a2" officeooo:paragraph-rsid="003bcabe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Arial" fo:font-size="12pt" fo:letter-spacing="normal" fo:font-style="normal" fo:font-weight="normal" officeooo:rsid="006ac1b7" officeooo:paragraph-rsid="006ac1b7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officeooo:rsid="002fa6b5" officeooo:paragraph-rsid="002fa6b5" style:font-size-asian="12pt" style:font-size-complex="12pt"/>
    </style:style>
    <style:style style:name="T1" style:family="text">
      <style:text-properties officeooo:rsid="00113247"/>
    </style:style>
    <style:style style:name="T2" style:family="text">
      <style:text-properties officeooo:rsid="001312d2"/>
    </style:style>
    <style:style style:name="T3" style:family="text">
      <style:text-properties officeooo:rsid="0013f4ce"/>
    </style:style>
    <style:style style:name="T4" style:family="text">
      <style:text-properties officeooo:rsid="001848ac"/>
    </style:style>
    <style:style style:name="T5" style:family="text">
      <style:text-properties officeooo:rsid="001a240c"/>
    </style:style>
    <style:style style:name="T6" style:family="text">
      <style:text-properties officeooo:rsid="001c2a80"/>
    </style:style>
    <style:style style:name="T7" style:family="text">
      <style:text-properties officeooo:rsid="001d3a61"/>
    </style:style>
    <style:style style:name="T8" style:family="text">
      <style:text-properties officeooo:rsid="001f99ad"/>
    </style:style>
    <style:style style:name="T9" style:family="text">
      <style:text-properties officeooo:rsid="0020570e"/>
    </style:style>
    <style:style style:name="T10" style:family="text">
      <style:text-properties style:text-position="super 58%" officeooo:rsid="0020570e"/>
    </style:style>
    <style:style style:name="T11" style:family="text">
      <style:text-properties style:text-position="super 58%" officeooo:rsid="0045c4e6"/>
    </style:style>
    <style:style style:name="T12" style:family="text">
      <style:text-properties style:text-position="super 58%" officeooo:rsid="00463975"/>
    </style:style>
    <style:style style:name="T13" style:family="text">
      <style:text-properties style:text-position="0% 100%" officeooo:rsid="0020570e"/>
    </style:style>
    <style:style style:name="T14" style:family="text">
      <style:text-properties style:text-position="0% 100%" officeooo:rsid="0045c4e6"/>
    </style:style>
    <style:style style:name="T15" style:family="text">
      <style:text-properties style:text-position="0% 100%" officeooo:rsid="00463975"/>
    </style:style>
    <style:style style:name="T16" style:family="text">
      <style:text-properties officeooo:rsid="0020c855"/>
    </style:style>
    <style:style style:name="T17" style:family="text">
      <style:text-properties officeooo:rsid="00228328"/>
    </style:style>
    <style:style style:name="T18" style:family="text">
      <style:text-properties officeooo:rsid="002831ad"/>
    </style:style>
    <style:style style:name="T19" style:family="text">
      <style:text-properties officeooo:rsid="0029969f"/>
    </style:style>
    <style:style style:name="T20" style:family="text">
      <style:text-properties fo:font-variant="normal" fo:text-transform="none" fo:color="#000000" loext:opacity="100%" fo:letter-spacing="normal" fo:font-style="normal" fo:font-weight="normal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2a8ae3"/>
    </style:style>
    <style:style style:name="T22" style:family="text">
      <style:text-properties fo:font-variant="normal" fo:text-transform="none" fo:color="#000000" loext:opacity="100%" fo:letter-spacing="normal" fo:font-style="normal" fo:font-weight="normal" officeooo:rsid="002d32c3"/>
    </style:style>
    <style:style style:name="T23" style:family="text">
      <style:text-properties fo:font-variant="normal" fo:text-transform="none" fo:color="#000000" loext:opacity="100%" fo:letter-spacing="normal" fo:font-style="normal" fo:font-weight="normal" officeooo:rsid="002de7eb"/>
    </style:style>
    <style:style style:name="T24" style:family="text">
      <style:text-properties fo:font-variant="normal" fo:text-transform="none" fo:color="#000000" loext:opacity="100%" fo:letter-spacing="normal" fo:font-style="normal" fo:font-weight="normal" officeooo:rsid="003ac958"/>
    </style:style>
    <style:style style:name="T25" style:family="text">
      <style:text-properties fo:font-variant="normal" fo:text-transform="none" fo:color="#000000" loext:opacity="100%" style:text-position="super 58%" fo:letter-spacing="normal" fo:font-style="normal" fo:font-weight="normal"/>
    </style:style>
    <style:style style:name="T26" style:family="text">
      <style:text-properties fo:font-variant="normal" fo:text-transform="none" fo:color="#000000" loext:opacity="100%" style:text-position="super 58%" fo:letter-spacing="normal" fo:font-style="normal" fo:font-weight="normal" officeooo:rsid="002d32c3"/>
    </style:style>
    <style:style style:name="T27" style:family="text">
      <style:text-properties fo:font-variant="normal" fo:text-transform="none" fo:color="#000000" loext:opacity="100%" style:text-position="super 58%" fo:letter-spacing="normal" fo:font-style="normal" fo:font-weight="normal" officeooo:rsid="0044567f"/>
    </style:style>
    <style:style style:name="T28" style:family="text">
      <style:text-properties fo:font-variant="normal" fo:text-transform="none" fo:color="#000000" loext:opacity="100%" style:text-position="0% 100%" fo:letter-spacing="normal" fo:font-style="normal" fo:font-weight="normal"/>
    </style:style>
    <style:style style:name="T29" style:family="text">
      <style:text-properties fo:font-variant="normal" fo:text-transform="none" fo:color="#000000" loext:opacity="100%" style:text-position="0% 100%" fo:letter-spacing="normal" fo:font-style="normal" fo:font-weight="normal" officeooo:rsid="002d32c3"/>
    </style:style>
    <style:style style:name="T30" style:family="text">
      <style:text-properties fo:font-variant="normal" fo:text-transform="none" fo:color="#000000" loext:opacity="100%" style:text-position="0% 100%" fo:letter-spacing="normal" fo:font-style="normal" fo:font-weight="normal" officeooo:rsid="002de7eb"/>
    </style:style>
    <style:style style:name="T31" style:family="text">
      <style:text-properties fo:font-variant="normal" fo:text-transform="none" fo:color="#000000" loext:opacity="100%" style:text-position="0% 100%" fo:letter-spacing="normal" fo:font-style="normal" fo:font-weight="normal" officeooo:rsid="0030c2ab"/>
    </style:style>
    <style:style style:name="T32" style:family="text">
      <style:text-properties fo:font-variant="normal" fo:text-transform="none" fo:color="#000000" loext:opacity="100%" style:text-position="0% 100%" fo:letter-spacing="normal" fo:font-style="normal" fo:font-weight="normal" officeooo:rsid="00329aa5"/>
    </style:style>
    <style:style style:name="T33" style:family="text">
      <style:text-properties fo:font-variant="normal" fo:text-transform="none" fo:color="#000000" loext:opacity="100%" style:text-position="0% 100%" fo:letter-spacing="normal" fo:font-style="normal" fo:font-weight="normal" officeooo:rsid="003418fd"/>
    </style:style>
    <style:style style:name="T34" style:family="text">
      <style:text-properties fo:font-variant="normal" fo:text-transform="none" fo:color="#000000" loext:opacity="100%" style:text-position="0% 100%" fo:letter-spacing="normal" fo:font-style="normal" fo:font-weight="normal" officeooo:rsid="00347834"/>
    </style:style>
    <style:style style:name="T35" style:family="text">
      <style:text-properties fo:font-variant="normal" fo:text-transform="none" fo:color="#000000" loext:opacity="100%" style:text-position="0% 100%" fo:letter-spacing="normal" fo:font-style="normal" fo:font-weight="normal" officeooo:rsid="003605fa"/>
    </style:style>
    <style:style style:name="T36" style:family="text">
      <style:text-properties fo:font-variant="normal" fo:text-transform="none" fo:color="#000000" loext:opacity="100%" style:text-position="0% 100%" fo:letter-spacing="normal" fo:font-style="normal" fo:font-weight="normal" officeooo:rsid="0038fece"/>
    </style:style>
    <style:style style:name="T37" style:family="text">
      <style:text-properties fo:font-variant="normal" fo:text-transform="none" fo:color="#000000" loext:opacity="100%" style:text-position="0% 100%" fo:letter-spacing="normal" fo:font-style="normal" fo:font-weight="normal" officeooo:rsid="003cb5a2"/>
    </style:style>
    <style:style style:name="T38" style:family="text">
      <style:text-properties fo:font-variant="normal" fo:text-transform="none" fo:color="#000000" loext:opacity="100%" style:text-position="0% 100%" fo:letter-spacing="normal" fo:font-style="normal" fo:font-weight="normal" officeooo:rsid="003d13ab"/>
    </style:style>
    <style:style style:name="T39" style:family="text">
      <style:text-properties fo:font-variant="normal" fo:text-transform="none" fo:color="#000000" loext:opacity="100%" style:text-position="0% 100%" fo:letter-spacing="normal" fo:font-style="normal" fo:font-weight="normal" officeooo:rsid="003d940b"/>
    </style:style>
    <style:style style:name="T40" style:family="text">
      <style:text-properties fo:font-variant="normal" fo:text-transform="none" fo:color="#000000" loext:opacity="100%" style:text-position="0% 100%" fo:letter-spacing="normal" fo:font-style="normal" fo:font-weight="normal" officeooo:rsid="003eb0ad"/>
    </style:style>
    <style:style style:name="T41" style:family="text">
      <style:text-properties fo:font-variant="normal" fo:text-transform="none" fo:color="#000000" loext:opacity="100%" style:text-position="0% 100%" fo:letter-spacing="normal" fo:font-style="normal" fo:font-weight="normal" officeooo:rsid="0040aa8b"/>
    </style:style>
    <style:style style:name="T42" style:family="text">
      <style:text-properties fo:font-variant="normal" fo:text-transform="none" fo:color="#000000" loext:opacity="100%" style:text-position="0% 100%" fo:letter-spacing="normal" fo:font-style="normal" fo:font-weight="normal" officeooo:rsid="0044567f"/>
    </style:style>
    <style:style style:name="T43" style:family="text">
      <style:text-properties officeooo:rsid="0045c4e6"/>
    </style:style>
    <style:style style:name="T44" style:family="text">
      <style:text-properties officeooo:rsid="00501a56"/>
    </style:style>
    <style:style style:name="T45" style:family="text">
      <style:text-properties officeooo:rsid="006042b7"/>
    </style:style>
    <style:style style:name="T46" style:family="text">
      <style:text-properties officeooo:rsid="0063a9c0"/>
    </style:style>
    <style:style style:name="T47" style:family="text">
      <style:text-properties officeooo:rsid="006457c7"/>
    </style:style>
    <style:style style:name="T48" style:family="text">
      <style:text-properties officeooo:rsid="006581a6"/>
    </style:style>
    <style:style style:name="T49" style:family="text">
      <style:text-properties officeooo:rsid="0066c497"/>
    </style:style>
    <style:style style:name="T50" style:family="text">
      <style:text-properties officeooo:rsid="006f9c63"/>
    </style:style>
    <style:style style:name="T51" style:family="text">
      <style:text-properties officeooo:rsid="0073398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та за търговския пътник</text:p>
      <text:p text:style-name="P2">(Валери Валериев Станчев)</text:p>
      <text:p text:style-name="P3"/>
      <text:p text:style-name="P3">1. Формулировка:</text:p>
      <text:p text:style-name="P3"><text:s text:c="4"/>Търговски пътник трябва да посети списък от градове. Ако е известно разстоянието между всяка двойка градове, кой е най-късият път, който посещава всеки град точно по веднъж и се връща в града, от който е започнало пътуването?</text:p>
      <text:p text:style-name="P4"/>
      <text:p text:style-name="P4">2. Преобразуване към графова задача:</text:p>
      <text:p text:style-name="P4"><text:s text:c="4"/><text:span text:style-name="T1">Даден е неориентиран тегловен пълен граф без примки, в който върховете са градовете, а ребрата – </text:span><text:span text:style-name="T2">връзките </text:span><text:span text:style-name="T1">между тях </text:span><text:span text:style-name="T2">с тегло равно на разстоянието между градовете. </text:span><text:span text:style-name="T3">Да се намери Хамилтоновият цикъл с минимална сумарна тежест, получена от всички ребра </text:span><text:span text:style-name="T44">в</text:span><text:span text:style-name="T3"> </text:span><text:span text:style-name="T45">намерения </text:span><text:span text:style-name="T3">път.</text:span></text:p>
      <text:p text:style-name="P4"/>
      <text:p text:style-name="P5">3. Първоначален анализ:</text:p>
      <text:p text:style-name="P5"><text:s text:c="4"/>Има точни алгоритми, които решават задачата бързо <text:span text:style-name="T4">само </text:span>за малки подадени данни. <text:span text:style-name="T5">От друга страна, има евристични алгоритми, които завършват в добро време </text:span><text:span text:style-name="T18">за големи данни</text:span><text:span text:style-name="T5">, но правят апроксимация на търсения път, т.е. не гарантира</text:span><text:span text:style-name="T19">т</text:span><text:span text:style-name="T5"> оптималност.</text:span></text:p>
      <text:p text:style-name="P5"/>
      <text:p text:style-name="P7">4. <text:span text:style-name="T16">Brute Force algorithm (точен алгоритъм)</text:span>:</text:p>
      <text:p text:style-name="P7"><text:s text:c="4"/>Най-найвното, но коректно и просто решение, е да се генерират всички пермутации <text:s text:c="6"/>на върховете и да се вземе тази, която има най-малко сумарно тегло.</text:p>
      <text:p text:style-name="P7"/>
      <text:p text:style-name="P7"><text:span text:style-name="T9"><text:s text:c="4"/>Памет: O(n</text:span><text:span text:style-name="T10">2</text:span><text:span text:style-name="T13">) <text:s text:c="45"/></text:span></text:p>
      <text:p text:style-name="P17"><text:s text:c="4"/>Време: O(n!)</text:p>
      <text:p text:style-name="P6"/>
      <text:p text:style-name="P8"><text:span text:style-name="T17">5</text:span><text:span text:style-name="T8">. Dynamic programming, Held-Karp algorithm </text:span><text:span text:style-name="T17">(точен алгоритъм</text:span><text:span text:style-name="T8">):</text:span></text:p>
      <text:p text:style-name="P8"><text:span text:style-name="T6"><text:s text:c="4"/>Друго решение, значително по-бързо, но все пак бавно като цяло, използва факта, че всеки оптимален път се състои от оптимални подпътища, т.е. задачата може да се сведе до </text:span><text:span text:style-name="T7">решаването на по-малки подзадачи.</text:span></text:p>
      <text:p text:style-name="P8"><text:s text:c="4"/><text:span text:style-name="T46">Нека означим с</text:span><text:span text:style-name="T46"><draw:frame draw:style-name="fr1" draw:name="Object1" text:anchor-type="as-char" svg:y="-0.1484in" svg:width="0.6311in" svg:height="0.189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6">минималното разстояние, започващо от връх 0, като сме посетили всички </text:span><text:span text:style-name="T50">върхове</text:span><text:span text:style-name="T46"> в множеството</text:span><text:span text:style-name="T46"><draw:frame draw:style-name="fr1" draw:name="Object2" text:anchor-type="as-char" svg:y="-0.1484in" svg:width="0.1283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6">, като сме завършили в град</text:span><text:span text:style-name="T46"><draw:frame draw:style-name="fr1" draw:name="Object3" text:anchor-type="as-char" svg:y="-0.1484in" svg:width="0.1555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6">, който принадлежи на множеството. Тогава</text:span><text:span text:style-name="T46"><draw:frame draw:style-name="fr1" draw:name="Object4" text:anchor-type="as-char" svg:y="-0.152in" svg:width="3.1417in" svg:height="0.218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6">, </text:span><text:span text:style-name="T47">където <text:s text:c="5"/></text:span></text:p>
      <text:p text:style-name="P8"><draw:frame draw:style-name="fr1" draw:name="Object5" text:anchor-type="as-char" svg:y="-0.1484in" svg:width="0.7602in" svg:height="0.1898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47">e теглото на реброто между </text:span><text:span text:style-name="T49">върховете</text:span><text:span text:style-name="T47"><draw:frame draw:style-name="fr1" draw:name="Object6" text:anchor-type="as-char" svg:y="-0.1484in" svg:width="0.1646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7">и</text:span><text:span text:style-name="T47"><draw:frame draw:style-name="fr1" draw:name="Object7" text:anchor-type="as-char" svg:y="-0.1484in" svg:width="0.1665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7">. </text:span><text:span text:style-name="T48">Тогава стойността на търсения минимален път ще бъде</text:span><text:span text:style-name="T48"><draw:frame draw:style-name="fr1" draw:name="Object8" text:anchor-type="as-char" svg:y="-0.152in" svg:width="3.422in" svg:height="0.218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48">.</text:span></text:p>
      <text:p text:style-name="P8"/>
      <text:p text:style-name="P8"><text:s text:c="4"/><text:span text:style-name="T43">Памет: O(n * 2</text:span><text:span text:style-name="T11">n</text:span><text:span text:style-name="T14">)</text:span></text:p>
      <text:p text:style-name="P8"><text:span text:style-name="T14"><text:s text:c="4"/></text:span><text:span text:style-name="T15">Време: O(n</text:span><text:span text:style-name="T12">2</text:span><text:span text:style-name="T15"> * 2</text:span><text:span text:style-name="T12">n</text:span><text:span text:style-name="T15">)</text:span></text:p>
      <text:p text:style-name="P18"/>
      <text:p text:style-name="P19">6. Nearest Neighbour algorithm (евристичен алгоритъм):</text:p>
      <text:p text:style-name="P19"><text:s text:c="4"/>Основната идея на това решение е на всяка стъпка да се избере най-близкия недобавен все още връх. По-конкретно:</text:p>
      <text:p text:style-name="P19"><text:s text:c="4"/>1. Избира се произволен връх.</text:p>
      <text:p text:style-name="P9"><text:span text:style-name="T20"><text:s text:c="4"/>2. Намира се най-близкият непосетен </text:span><text:span text:style-name="T21">съсед </text:span><text:span text:style-name="T20">на текущия връх, </text:span><text:span text:style-name="T24">прави се посетен и се </text:span></text:p>
      <text:p text:style-name="P20"><text:s text:c="4"/>отива на него.</text:p>
      <text:p text:style-name="P21"><text:s text:c="4"/>3. Ако има непосетени върхове, повтори стъпка 2.</text:p>
      <text:p text:style-name="P21"><text:s text:c="4"/>4. Върни се в първоначално избрания връх.</text:p>
      <text:p text:style-name="P21"/>
      <text:p text:style-name="P10"><text:span text:style-name="T20"><text:s text:c="4"/></text:span><text:span text:style-name="T22">Памет: </text:span><text:span text:style-name="T23">O</text:span><text:span text:style-name="T22">(n</text:span><text:span text:style-name="T26">2</text:span><text:span text:style-name="T29">)</text:span></text:p>
      <text:p text:style-name="P10"><text:span text:style-name="T29"><text:s text:c="4"/>Време: </text:span><text:span text:style-name="T30">O</text:span><text:span text:style-name="T29">(n</text:span><text:span text:style-name="T26">2</text:span><text:span text:style-name="T29">)</text:span></text:p>
      <text:p text:style-name="P22"/>
      <text:p text:style-name="P11"><text:span text:style-name="T29"/></text:p>
      <text:p text:style-name="P11"><text:span text:style-name="T29"/></text:p>
      <text:p text:style-name="P11"><text:soft-page-break/><text:span text:style-name="T29">7. </text:span><text:span text:style-name="T28">Fathest Insertion algorithm (евристичен алгоритъм):</text:span></text:p>
      <text:p text:style-name="P11"><text:span text:style-name="T31"><text:s text:c="4"/>1. Нека текущият ни път е съставен от 2 върха, крайща на</text:span><text:span text:style-name="T32"> ребро </text:span><text:span text:style-name="T33">с голям</text:span><text:span text:style-name="T38">о</text:span><text:span text:style-name="T33"> те</text:span><text:span text:style-name="T34">гло</text:span><text:span text:style-name="T32">.</text:span></text:p>
      <text:p text:style-name="P13"><text:span text:style-name="T32"><text:s text:c="4"/>2. </text:span><text:span text:style-name="T35">Ако всички върхове са посетени, премини на </text:span><text:span text:style-name="T41">стъпка </text:span><text:span text:style-name="T38">4</text:span><text:span text:style-name="T35">. Иначе, за всеки непосетен</text:span></text:p>
      <text:p text:style-name="P23"><text:s text:c="4"/>връх изчисли минималното разстояние между него и който и да е връх от текущия <text:s/></text:p>
      <text:p text:style-name="P13"><text:span text:style-name="T35"><text:s text:c="4"/>път. </text:span><text:span text:style-name="T38">Намери</text:span><text:span text:style-name="T35"> върхът, чието разстояние от изчислените е максимално.</text:span></text:p>
      <text:p text:style-name="P12"><text:span text:style-name="T35"><text:s text:c="4"/></text:span><text:span text:style-name="T38">3. </text:span><text:span text:style-name="T39">Намери последователната двойка върхове от пътя, в която е най-добре да</text:span></text:p>
      <text:p text:style-name="P24"><text:s text:c="4"/>добавим намерения връх в<text:span text:style-name="T51">ъв</text:span> 2ра стъпка, така че сумарното тегло от всички ребра на <text:s/></text:p>
      <text:p text:style-name="P12"><text:span text:style-name="T39"><text:s text:c="4"/></text:span><text:span text:style-name="T40">новополучения </text:span><text:span text:style-name="T39">път да е минимално.</text:span></text:p>
      <text:p text:style-name="P14"><text:span text:style-name="T36"><text:s text:c="4"/></text:span><text:span text:style-name="T38">4</text:span><text:span text:style-name="T36">. </text:span><text:span text:style-name="T37">Добави първоначално избрания връх в пътя.</text:span></text:p>
      <text:p text:style-name="P25"/>
      <text:p text:style-name="P15"><text:span text:style-name="T28"><text:s text:c="4"/></text:span><text:span text:style-name="T42">Памет: O(n</text:span><text:span text:style-name="T27">2</text:span><text:span text:style-name="T42">)</text:span></text:p>
      <text:p text:style-name="P16"><text:span text:style-name="T28"><text:s text:c="4"/>Време: O(n</text:span><text:span text:style-name="T25">2</text:span><text:span text:style-name="T28">)</text:span></text:p>
      <text:p text:style-name="P26"/>
      <text:p text:style-name="P27"/>
      <text:p text:style-name="P27">Използвани източници:</text:p>
      <text:p text:style-name="P27">1. <text:a xlink:type="simple" xlink:href="https://en.wikipedia.org/wiki/Travelling_salesman_problem" text:style-name="Internet_20_link" text:visited-style-name="Visited_20_Internet_20_Link">https://en.wikipedia.org/wiki/Travelling_salesman_problem</text:a></text:p>
      <text:p text:style-name="P27">2. <text:a xlink:type="simple" xlink:href="https://en.wikipedia.org/wiki/Held–Karp_algorithm" text:style-name="Internet_20_link" text:visited-style-name="Visited_20_Internet_20_Link">https://en.wikipedia.org/wiki/Held%E2%80%93Karp_algorithm</text:a></text:p>
      <text:p text:style-name="P27">3. Heuristics for the Traveling Salesman Problem, Christian Nilsson</text:p>
      <text:p text:style-name="P27">4. The Traveling Salesman Problem - MIT Mat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ra" svg:font-family="Lora, 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902in" fo:margin-bottom="0.6902in" fo:margin-left="0.6902in" fo:margin-right="0.6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16:10:01.278624495</meta:creation-date>
    <dc:date>2021-01-10T13:19:48.023146387</dc:date>
    <meta:editing-duration>PT1H22M12S</meta:editing-duration>
    <meta:editing-cycles>62</meta:editing-cycles>
    <meta:generator>LibreOffice/7.0.4.2$Linux_X86_64 LibreOffice_project/00$Build-2</meta:generator>
    <meta:document-statistic meta:table-count="0" meta:image-count="0" meta:object-count="8" meta:page-count="2" meta:paragraph-count="43" meta:word-count="441" meta:character-count="3083" meta:non-whitespace-character-count="2509"/>
  </office:meta>
</office:document-meta>
</file>

<file path=Object 1/content.xml><?xml version="1.0" encoding="utf-8"?>
<math xmlns="http://www.w3.org/1998/Math/MathML" display="block">
  <semantics>
    <mrow>
      <mi mathvariant="italic">dp</mi>
      <mrow>
        <mo fence="true" stretchy="false">[</mo>
        <mrow>
          <mi>i</mi>
        </mrow>
        <mo fence="true" stretchy="false">]</mo>
      </mrow>
      <mrow>
        <mo fence="true" stretchy="false">[</mo>
        <mrow>
          <mi>j</mi>
        </mrow>
        <mo fence="true" stretchy="false">]</mo>
      </mrow>
    </mrow>
    <annotation encoding="StarMath 5.0">dp[ i ][ j ]</annotation>
  </semantics>
</math>
</file>

<file path=Object 2/content.xml><?xml version="1.0" encoding="utf-8"?>
<math xmlns="http://www.w3.org/1998/Math/MathML" display="block">
  <semantics>
    <mi>i</mi>
    <annotation encoding="StarMath 5.0">i</annotation>
  </semantics>
</math>
</file>

<file path=Object 3/content.xml><?xml version="1.0" encoding="utf-8"?>
<math xmlns="http://www.w3.org/1998/Math/MathML" display="block">
  <semantics>
    <mi>j</mi>
    <annotation encoding="StarMath 5.0">j</annotation>
  </semantics>
</math>
</file>

<file path=Object 4/content.xml><?xml version="1.0" encoding="utf-8"?>
<math xmlns="http://www.w3.org/1998/Math/MathML" display="block">
  <semantics>
    <mrow>
      <mi mathvariant="italic">dp</mi>
      <mrow>
        <mo fence="true" stretchy="false">[</mo>
        <mrow>
          <mi>i</mi>
        </mrow>
        <mo fence="true" stretchy="false">]</mo>
      </mrow>
      <mrow>
        <mrow>
          <mo fence="true" stretchy="false">[</mo>
          <mrow>
            <mi>j</mi>
          </mrow>
          <mo fence="true" stretchy="false">]</mo>
        </mrow>
        <mo stretchy="false">=</mo>
        <msub>
          <mi mathvariant="italic">min</mi>
          <mrow>
            <mi>v</mi>
            <mo stretchy="false">∈</mo>
            <mrow>
              <mi>i</mi>
              <mo stretchy="false">∖</mo>
              <mrow>
                <mo fence="true" stretchy="false">{</mo>
                <mrow>
                  <mi>j</mi>
                </mrow>
                <mo fence="true" stretchy="false">}</mo>
              </mrow>
            </mrow>
          </mrow>
        </msub>
      </mrow>
      <mrow>
        <mo fence="true" stretchy="false">(</mo>
        <mrow>
          <mrow>
            <mi mathvariant="italic">dp</mi>
            <mrow>
              <mo fence="true" stretchy="false">[</mo>
              <mrow>
                <mrow>
                  <mi>i</mi>
                  <mo stretchy="false">∖</mo>
                  <mrow>
                    <mo fence="true" stretchy="false">{</mo>
                    <mrow>
                      <mi>j</mi>
                    </mrow>
                    <mo fence="true" stretchy="false">}</mo>
                  </mrow>
                </mrow>
              </mrow>
              <mo fence="true" stretchy="false">]</mo>
            </mrow>
            <mrow>
              <mrow>
                <mo fence="true" stretchy="false">[</mo>
                <mrow>
                  <mi>v</mi>
                </mrow>
                <mo fence="true" stretchy="false">]</mo>
              </mrow>
              <mo stretchy="false">+</mo>
              <mi mathvariant="italic">dist</mi>
            </mrow>
            <mrow>
              <mo fence="true" stretchy="false">[</mo>
              <mrow>
                <mi>v</mi>
              </mrow>
              <mo fence="true" stretchy="false">]</mo>
            </mrow>
            <mrow>
              <mo fence="true" stretchy="false">[</mo>
              <mrow>
                <mi>j</mi>
              </mrow>
              <mo fence="true" stretchy="false">]</mo>
            </mrow>
          </mrow>
        </mrow>
        <mo fence="true" stretchy="false">)</mo>
      </mrow>
    </mrow>
    <annotation encoding="StarMath 5.0">dp[ i ][ j ]=min_{v in i setminus lbrace j rbrace}( dp[i setminus lbrace j rbrace][v] + dist[v][j] )</annotation>
  </semantics>
</math>
</file>

<file path=Object 5/content.xml><?xml version="1.0" encoding="utf-8"?>
<math xmlns="http://www.w3.org/1998/Math/MathML" display="block">
  <semantics>
    <mrow>
      <mi mathvariant="italic">dist</mi>
      <mrow>
        <mo fence="true" stretchy="false">[</mo>
        <mrow>
          <mi>u</mi>
        </mrow>
        <mo fence="true" stretchy="false">]</mo>
      </mrow>
      <mrow>
        <mo fence="true" stretchy="false">[</mo>
        <mrow>
          <mi>v</mi>
        </mrow>
        <mo fence="true" stretchy="false">]</mo>
      </mrow>
    </mrow>
    <annotation encoding="StarMath 5.0">dist[ u ][ v ]</annotation>
  </semantics>
</math>
</file>

<file path=Object 6/content.xml><?xml version="1.0" encoding="utf-8"?>
<math xmlns="http://www.w3.org/1998/Math/MathML" display="block">
  <semantics>
    <mi>u</mi>
    <annotation encoding="StarMath 5.0">u</annotation>
  </semantics>
</math>
</file>

<file path=Object 7/content.xml><?xml version="1.0" encoding="utf-8"?>
<math xmlns="http://www.w3.org/1998/Math/MathML" display="block">
  <semantics>
    <mi>v</mi>
    <annotation encoding="StarMath 5.0">v</annotation>
  </semantics>
</math>
</file>

<file path=Object 8/content.xml><?xml version="1.0" encoding="utf-8"?>
<math xmlns="http://www.w3.org/1998/Math/MathML" display="block">
  <semantics>
    <mrow>
      <msub>
        <mi mathvariant="italic">min</mi>
        <mrow>
          <mi>v</mi>
          <mo stretchy="false">∈</mo>
          <mrow>
            <mo fence="true" stretchy="false">{</mo>
            <mrow>
              <mrow>
                <mn>1</mn>
                <mi>,</mi>
                <mn>2</mn>
                <mi>,</mi>
                <mn>...</mn>
                <mi>,</mi>
                <mrow>
                  <mi>n</mi>
                  <mo stretchy="false">−</mo>
                  <mn>1</mn>
                </mrow>
              </mrow>
            </mrow>
            <mo fence="true" stretchy="false">}</mo>
          </mrow>
        </mrow>
      </msub>
      <mrow>
        <mo fence="true" stretchy="false">(</mo>
        <mrow>
          <mrow>
            <mi mathvariant="italic">dp</mi>
            <mrow>
              <mo fence="true" stretchy="false">[</mo>
              <mrow>
                <mrow>
                  <mo fence="true" stretchy="false">{</mo>
                  <mrow>
                    <mrow>
                      <mn>1</mn>
                      <mi>,</mi>
                      <mn>2</mn>
                      <mi>,</mi>
                      <mn>...</mn>
                      <mi>,</mi>
                      <mrow>
                        <mi>n</mi>
                        <mo stretchy="false">−</mo>
                        <mn>1</mn>
                      </mrow>
                    </mrow>
                  </mrow>
                  <mo fence="true" stretchy="false">}</mo>
                </mrow>
              </mrow>
              <mo fence="true" stretchy="false">]</mo>
            </mrow>
            <mrow>
              <mrow>
                <mo fence="true" stretchy="false">[</mo>
                <mrow>
                  <mi>v</mi>
                </mrow>
                <mo fence="true" stretchy="false">]</mo>
              </mrow>
              <mo stretchy="false">+</mo>
              <mi mathvariant="italic">dist</mi>
            </mrow>
            <mrow>
              <mo fence="true" stretchy="false">[</mo>
              <mrow>
                <mi>v</mi>
              </mrow>
              <mo fence="true" stretchy="false">]</mo>
            </mrow>
            <mrow>
              <mo fence="true" stretchy="false">[</mo>
              <mrow>
                <mn>0</mn>
              </mrow>
              <mo fence="true" stretchy="false">]</mo>
            </mrow>
          </mrow>
        </mrow>
        <mo fence="true" stretchy="false">)</mo>
      </mrow>
    </mrow>
    <annotation encoding="StarMath 5.0">min_{ v in lbrace 1, 2, ..., n - 1 rbrace  }( dp[ lbrace 1, 2, ..., n - 1 rbrace ][v] +dist[v][0] )</annotation>
  </semantics>
</math>
</file>